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05E0000005E502667E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2cm" draw:fill="bitmap" draw:fill-color="#808080" draw:fill-gradient-name="Radial_20_greys" draw:fill-hatch-name="Black_20_0_20_Degrees" draw:fill-image-name="Space_20_Metal" draw:textarea-horizontal-align="center" draw:textarea-vertical-align="middle" draw:auto-grow-height="false" fo:min-height="1.321cm" fo:min-width="0.88cm" fo:padding-top="0.058cm" fo:padding-bottom="0.058cm" fo:padding-left="0.058cm" fo:padding-right="0.058cm" draw:shadow="hidden"/>
    </style:style>
    <style:style style:name="P1" style:family="paragraph">
      <style:paragraph-properties fo:line-height="100%" fo:text-align="center"/>
      <style:text-properties style:use-window-font-color="true" style:text-outline="true" fo:font-family="'American Typewriter'" style:font-family-generic="modern" style:font-pitch="fixed" fo:font-size="36pt" fo:font-weight="bold" style:font-size-asian="36pt" style:font-weight-asian="bold" style:font-size-complex="36pt" style:font-weight-complex="bold"/>
    </style: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16.5cm" svg:height="5.001cm" svg:x="1.87cm" svg:y="3cm" svg:viewBox="0 0 16501 5002" draw:points="8248,0 6850,1367 3552,1367 2679,1915 0,1911 1863,2369 500,3220 4380,3826 3206,5002 6885,4163 8248,4373 9588,4175 13293,5002 12093,3802 15985,3231 14645,2381 16501,1911 13829,1915 12955,1367 9623,1379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Radial_20_greys" draw:display-name="Radial greys" draw:style="radial" draw:cx="50%" draw:cy="50%" draw:start-color="#333333" draw:end-color="#cccccc" draw:start-intensity="100%" draw:end-intensity="100%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fill-image draw:name="Space_20_Metal" draw:display-name="Space Metal" xlink:href="Pictures/100000000000005E0000005E502667E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8-14T17:30:35</meta:creation-date>
    <dc:date>2010-08-14T17:50:27</dc:date>
    <meta:editing-duration>PT00H04M34S</meta:editing-duration>
    <meta:editing-cycles>2</meta:editing-cycles>
    <meta:generator>OpenOffice.org/3.2$Unix OpenOffice.org_project/320m12$Build-9483</meta:generator>
    <meta:document-statistic meta:object-count="2"/>
  </office:meta>
</office:document-meta>
</file>